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11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([.$E$1])^([.A1]+1) / (3^([.A1]-1) * [.A1])" office:value-type="float" office:value="4" calcext:value-type="float">
            <text:p>4</text:p>
          </table:table-cell>
          <table:table-cell table:style-name="Default" table:formula="of:=SUM([.$B$1] : [.B1]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1])^([.A2]+1) / (3^([.A2]-1) * [.A2])" office:value-type="float" office:value="1.33333333333333" calcext:value-type="float">
            <text:p>1.333333</text:p>
          </table:table-cell>
          <table:table-cell table:formula="of:=SUM([.$B$1] : [.B2])" office:value-type="float" office:value="5.33333333333333" calcext:value-type="float">
            <text:p>5.333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1])^([.A3]+1) / (3^([.A3]-1) * [.A3])" office:value-type="float" office:value="0.592592592592593" calcext:value-type="float">
            <text:p>0.592593</text:p>
          </table:table-cell>
          <table:table-cell table:formula="of:=SUM([.$B$1] : [.B3])" office:value-type="float" office:value="5.92592592592593" calcext:value-type="float">
            <text:p>5.9259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1])^([.A4]+1) / (3^([.A4]-1) * [.A4])" office:value-type="float" office:value="0.296296296296296" calcext:value-type="float">
            <text:p>0.296296</text:p>
          </table:table-cell>
          <table:table-cell table:formula="of:=SUM([.$B$1] : [.B4])" office:value-type="float" office:value="6.22222222222222" calcext:value-type="float">
            <text:p>6.2222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1])^([.A5]+1) / (3^([.A5]-1) * [.A5])" office:value-type="float" office:value="0.158024691358025" calcext:value-type="float">
            <text:p>0.158025</text:p>
          </table:table-cell>
          <table:table-cell table:formula="of:=SUM([.$B$1] : [.B5])" office:value-type="float" office:value="6.38024691358025" calcext:value-type="float">
            <text:p>6.3802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1])^([.A6]+1) / (3^([.A6]-1) * [.A6])" office:value-type="float" office:value="0.0877914951989026" calcext:value-type="float">
            <text:p>0.087791</text:p>
          </table:table-cell>
          <table:table-cell table:formula="of:=SUM([.$B$1] : [.B6])" office:value-type="float" office:value="6.46803840877915" calcext:value-type="float">
            <text:p>6.4680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1])^([.A7]+1) / (3^([.A7]-1) * [.A7])" office:value-type="float" office:value="0.0501665686850872" calcext:value-type="float">
            <text:p>0.050167</text:p>
          </table:table-cell>
          <table:table-cell table:formula="of:=SUM([.$B$1] : [.B7])" office:value-type="float" office:value="6.51820497746424" calcext:value-type="float">
            <text:p>6.5182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1])^([.A8]+1) / (3^([.A8]-1) * [.A8])" office:value-type="float" office:value="0.0292638317329675" calcext:value-type="float">
            <text:p>0.029264</text:p>
          </table:table-cell>
          <table:table-cell table:formula="of:=SUM([.$B$1] : [.B8])" office:value-type="float" office:value="6.5474688091972" calcext:value-type="float">
            <text:p>6.54746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1])^([.A9]+1) / (3^([.A9]-1) * [.A9])" office:value-type="float" office:value="0.0173415299158326" calcext:value-type="float">
            <text:p>0.017342</text:p>
          </table:table-cell>
          <table:table-cell table:formula="of:=SUM([.$B$1] : [.B9])" office:value-type="float" office:value="6.56481033911304" calcext:value-type="float">
            <text:p>6.5648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1])^([.A10]+1) / (3^([.A10]-1) * [.A10])" office:value-type="float" office:value="0.0104049179494996" calcext:value-type="float">
            <text:p>0.010405</text:p>
          </table:table-cell>
          <table:table-cell table:formula="of:=SUM([.$B$1] : [.B10])" office:value-type="float" office:value="6.57521525706254" calcext:value-type="float">
            <text:p>6.5752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E$1])^([.A11]+1) / (3^([.A11]-1) * [.A11])" office:value-type="float" office:value="0.00630601087848459" calcext:value-type="float">
            <text:p>0.006306</text:p>
          </table:table-cell>
          <table:table-cell table:formula="of:=SUM([.$B$1] : [.B11])" office:value-type="float" office:value="6.58152126794102" calcext:value-type="float">
            <text:p>6.58152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E$1])^([.A12]+1) / (3^([.A12]-1) * [.A12])" office:value-type="float" office:value="0.00385367331462947" calcext:value-type="float">
            <text:p>0.003854</text:p>
          </table:table-cell>
          <table:table-cell table:formula="of:=SUM([.$B$1] : [.B12])" office:value-type="float" office:value="6.58537494125565" calcext:value-type="float">
            <text:p>6.585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E$1])^([.A13]+1) / (3^([.A13]-1) * [.A13])" office:value-type="float" office:value="0.00237149127054121" calcext:value-type="float">
            <text:p>0.002371</text:p>
          </table:table-cell>
          <table:table-cell table:formula="of:=SUM([.$B$1] : [.B13])" office:value-type="float" office:value="6.58774643252619" calcext:value-type="float">
            <text:p>6.58774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E$1])^([.A14]+1) / (3^([.A14]-1) * [.A14])" office:value-type="float" office:value="0.00146806602462075" calcext:value-type="float">
            <text:p>0.001468</text:p>
          </table:table-cell>
          <table:table-cell table:formula="of:=SUM([.$B$1] : [.B14])" office:value-type="float" office:value="6.58921449855081" calcext:value-type="float">
            <text:p>6.5892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E$1])^([.A15]+1) / (3^([.A15]-1) * [.A15])" office:value-type="float" office:value="0.000913463304208467" calcext:value-type="float">
            <text:p>0.000913</text:p>
          </table:table-cell>
          <table:table-cell table:formula="of:=SUM([.$B$1] : [.B15])" office:value-type="float" office:value="6.59012796185502" calcext:value-type="float">
            <text:p>6.5901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E$1])^([.A16]+1) / (3^([.A16]-1) * [.A16])" office:value-type="float" office:value="0.000570914565130292" calcext:value-type="float">
            <text:p>0.000571</text:p>
          </table:table-cell>
          <table:table-cell table:formula="of:=SUM([.$B$1] : [.B16])" office:value-type="float" office:value="6.59069887642015" calcext:value-type="float">
            <text:p>6.59069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E$1])^([.A17]+1) / (3^([.A17]-1) * [.A17])" office:value-type="float" office:value="0.000358220903611163" calcext:value-type="float">
            <text:p>0.000358</text:p>
          </table:table-cell>
          <table:table-cell table:formula="of:=SUM([.$B$1] : [.B17])" office:value-type="float" office:value="6.59105709732376" calcext:value-type="float">
            <text:p>6.59105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E$1])^([.A18]+1) / (3^([.A18]-1) * [.A18])" office:value-type="float" office:value="0.000225546494866288" calcext:value-type="float">
            <text:p>0.000226</text:p>
          </table:table-cell>
          <table:table-cell table:formula="of:=SUM([.$B$1] : [.B18])" office:value-type="float" office:value="6.59128264381863" calcext:value-type="float">
            <text:p>6.59128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E$1])^([.A19]+1) / (3^([.A19]-1) * [.A19])" office:value-type="float" office:value="0.000142450417810287" calcext:value-type="float">
            <text:p>0.000142</text:p>
          </table:table-cell>
          <table:table-cell table:formula="of:=SUM([.$B$1] : [.B19])" office:value-type="float" office:value="6.59142509423644" calcext:value-type="float">
            <text:p>6.5914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1])^([.A20]+1) / (3^([.A20]-1) * [.A20])" office:value-type="float" office:value="0.0000902185979465152" calcext:value-type="float">
            <text:p>0.000090</text:p>
          </table:table-cell>
          <table:table-cell table:formula="of:=SUM([.$B$1] : [.B20])" office:value-type="float" office:value="6.59151531283439" calcext:value-type="float">
            <text:p>6.5915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3:42:11.402390056</meta:creation-date>
    <dc:date>2019-11-02T00:00:06.693831710</dc:date>
    <meta:editing-duration>PT5M55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